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Controller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Control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ludeControl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ControllerGui.IncludeControl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ontrol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ontroller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cludeControl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Controll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